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P1" style:family="paragraph" style:parent-style-name="Title">
      <style:text-properties style:font-name="Verdana" officeooo:rsid="001b18df" officeooo:paragraph-rsid="001b18df"/>
    </style:style>
    <style:style style:name="P2" style:family="paragraph" style:parent-style-name="Text_20_body">
      <style:text-properties style:font-name="Verdana" officeooo:rsid="001b18df" officeooo:paragraph-rsid="001b18df"/>
    </style:style>
    <style:style style:name="P3" style:family="paragraph" style:parent-style-name="Text_20_body">
      <style:text-properties style:font-name="Verdana" fo:font-weight="normal" officeooo:rsid="001b18df" officeooo:paragraph-rsid="001b18df" style:font-weight-asian="normal" style:font-weight-complex="normal"/>
    </style:style>
    <style:style style:name="P4" style:family="paragraph" style:parent-style-name="Text_20_body">
      <style:text-properties style:font-name="Verdana" fo:font-weight="normal" officeooo:rsid="001d31ff" officeooo:paragraph-rsid="001d31ff" style:font-weight-asian="normal" style:font-weight-complex="normal"/>
    </style:style>
    <style:style style:name="P5" style:family="paragraph" style:parent-style-name="Text_20_body">
      <style:text-properties style:font-name="Verdana" fo:font-weight="normal" officeooo:rsid="001d7016" officeooo:paragraph-rsid="001d7016" style:font-weight-asian="normal" style:font-weight-complex="normal"/>
    </style:style>
    <style:style style:name="P6" style:family="paragraph" style:parent-style-name="Text_20_body">
      <style:text-properties style:font-name="Verdana" fo:font-weight="normal" officeooo:rsid="001f08c3" officeooo:paragraph-rsid="001f08c3" style:font-weight-asian="normal" style:font-weight-complex="normal"/>
    </style:style>
    <style:style style:name="P7" style:family="paragraph" style:parent-style-name="Text_20_body">
      <style:text-properties style:font-name="Verdana" style:text-underline-style="none" fo:font-weight="bold" officeooo:rsid="002099e1" officeooo:paragraph-rsid="002099e1" style:font-weight-asian="bold" style:font-weight-complex="bold"/>
    </style:style>
    <style:style style:name="P8" style:family="paragraph" style:parent-style-name="Text_20_body">
      <style:text-properties style:font-name="Verdana" style:text-underline-style="none" fo:font-weight="bold" officeooo:rsid="0021038a" officeooo:paragraph-rsid="0021038a" style:font-weight-asian="bold" style:font-weight-complex="bold"/>
    </style:style>
    <style:style style:name="P9" style:family="paragraph" style:parent-style-name="Text_20_body">
      <style:text-properties style:font-name="Verdana" style:text-underline-style="none" fo:font-weight="bold" officeooo:rsid="0022958b" officeooo:paragraph-rsid="0022958b" style:font-weight-asian="bold" style:font-weight-complex="bold"/>
    </style:style>
    <style:style style:name="P10" style:family="paragraph" style:parent-style-name="Text_20_body">
      <style:text-properties style:font-name="Verdana" style:text-underline-style="none" fo:font-weight="bold" officeooo:rsid="00270d62" officeooo:paragraph-rsid="00270d62" style:font-weight-asian="bold" style:font-weight-complex="bold"/>
    </style:style>
    <style:style style:name="P11" style:family="paragraph" style:parent-style-name="Text_20_body">
      <style:text-properties style:font-name="Verdana" style:text-underline-style="none" fo:font-weight="bold" officeooo:rsid="002ae57c" officeooo:paragraph-rsid="002ae57c" style:font-weight-asian="bold" style:font-weight-complex="bold"/>
    </style:style>
    <style:style style:name="P12" style:family="paragraph" style:parent-style-name="Text_20_body">
      <style:text-properties style:font-name="Verdana" style:text-underline-style="none" fo:font-weight="normal" officeooo:rsid="002099e1" officeooo:paragraph-rsid="002099e1" style:font-weight-asian="normal" style:font-weight-complex="normal"/>
    </style:style>
    <style:style style:name="P13" style:family="paragraph" style:parent-style-name="Text_20_body">
      <style:text-properties style:font-name="Verdana" style:text-underline-style="none" fo:font-weight="normal" officeooo:rsid="00224437" officeooo:paragraph-rsid="00224437" style:font-weight-asian="normal" style:font-weight-complex="normal"/>
    </style:style>
    <style:style style:name="P14" style:family="paragraph" style:parent-style-name="Text_20_body">
      <style:text-properties style:font-name="Verdana" style:text-underline-style="none" fo:font-weight="normal" officeooo:rsid="0022958b" officeooo:paragraph-rsid="0022958b" style:font-weight-asian="normal" style:font-weight-complex="normal"/>
    </style:style>
    <style:style style:name="P15" style:family="paragraph" style:parent-style-name="Text_20_body">
      <style:text-properties style:font-name="Verdana" style:text-underline-style="none" fo:font-weight="normal" officeooo:rsid="00243795" officeooo:paragraph-rsid="00243795" style:font-weight-asian="normal" style:font-weight-complex="normal"/>
    </style:style>
    <style:style style:name="P16" style:family="paragraph" style:parent-style-name="Text_20_body">
      <style:text-properties style:font-name="Verdana" style:text-underline-style="none" fo:font-weight="normal" officeooo:rsid="00270d62" officeooo:paragraph-rsid="00270d62" style:font-weight-asian="normal" style:font-weight-complex="normal"/>
    </style:style>
    <style:style style:name="P17" style:family="paragraph" style:parent-style-name="Text_20_body">
      <style:text-properties style:font-name="Verdana" style:text-underline-style="none" fo:font-weight="normal" officeooo:rsid="002ae57c" officeooo:paragraph-rsid="002ae57c" style:font-weight-asian="normal" style:font-weight-complex="normal"/>
    </style:style>
    <style:style style:name="P18" style:family="paragraph" style:parent-style-name="Text_20_body">
      <style:paragraph-properties fo:break-before="page"/>
      <style:text-properties style:font-name="Verdana" style:text-underline-style="none" fo:font-weight="bold" officeooo:rsid="0021038a" officeooo:paragraph-rsid="0021038a" style:font-weight-asian="bold" style:font-weight-complex="bold"/>
    </style:style>
    <style:style style:name="P19" style:family="paragraph" style:parent-style-name="Text_20_body">
      <style:paragraph-properties fo:break-before="page"/>
      <style:text-properties style:font-name="Verdana" style:text-underline-style="none" fo:font-weight="bold" officeooo:rsid="002ae57c" officeooo:paragraph-rsid="002ae57c" style:font-weight-asian="bold" style:font-weight-complex="bold"/>
    </style:style>
    <style:style style:name="P20" style:family="paragraph" style:parent-style-name="Text_20_body">
      <style:text-properties style:font-name="Verdana" fo:font-size="10pt" fo:font-weight="bold" officeooo:rsid="001b18df" officeooo:paragraph-rsid="001b18df" style:font-size-asian="10pt" style:font-weight-asian="bold" style:font-size-complex="10pt" style:font-weight-complex="bold"/>
    </style:style>
    <style:style style:name="P21" style:family="paragraph" style:parent-style-name="Text_20_body">
      <style:text-properties style:font-name="Verdana" fo:font-size="10pt" fo:font-weight="normal" officeooo:rsid="001b18df" officeooo:paragraph-rsid="001b18df" style:font-size-asian="10pt" style:font-weight-asian="normal" style:font-size-complex="10pt" style:font-weight-complex="normal"/>
    </style:style>
    <style:style style:name="P22" style:family="paragraph" style:parent-style-name="Text_20_body">
      <style:text-properties style:font-name="Verdana" fo:font-size="10pt" fo:font-weight="normal" officeooo:rsid="001f08c3" officeooo:paragraph-rsid="001f08c3"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officeooo:rsid="001c4077" style:font-size-asian="10pt" style:font-size-complex="10pt"/>
    </style:style>
    <style:style style:name="T3" style:family="text">
      <style:text-properties fo:font-size="10pt" officeooo:rsid="001d7016" style:font-size-asian="10pt" style:font-size-complex="10pt"/>
    </style:style>
    <style:style style:name="T4" style:family="text">
      <style:text-properties fo:font-size="10pt" officeooo:rsid="00202f17" style:font-size-asian="10pt" style:font-size-complex="10pt"/>
    </style:style>
    <style:style style:name="T5" style:family="text">
      <style:text-properties fo:font-size="10pt" officeooo:rsid="002099e1" style:font-size-asian="10pt" style:font-size-complex="10pt"/>
    </style:style>
    <style:style style:name="T6" style:family="text">
      <style:text-properties officeooo:rsid="0020dab3"/>
    </style:style>
    <style:style style:name="T7" style:family="text">
      <style:text-properties officeooo:rsid="0025a9fb"/>
    </style:style>
    <style:style style:name="T8" style:family="text">
      <style:text-properties officeooo:rsid="0029a3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presentatie</text:p>
      <text:p text:style-name="P2"/>
      <text:p text:style-name="P20">Dia 1:</text:p>
      <text:p text:style-name="P21">Goeiemiddag/morgen allemaal, ik ben Mitchel en sta hier met mijn groepje bestaand uit Xander, Mark, Aman en Cherie en onze presentatie gaat over het scrum proces.</text:p>
      <text:p text:style-name="P20">Dia 2:</text:p>
      <text:p text:style-name="P21">In deze presentatie gaan wij het hebben over (lees gewoon het scherm voor kek)</text:p>
      <text:p text:style-name="P20">Dia 3:</text:p>
      <text:p text:style-name="P3"><text:span text:style-name="T1">SCRUM valt onder agile dat is een soort paraplu waar meerdere methoden onder vallen waaronder SCRUM, agile betekent behendig/lenig </text:span><text:span text:style-name="T2">dit komt voor in SCRUM omdat het zich makkelijk aanpast na een iteratie of tijdens een iteratie.</text:span></text:p>
      <text:p text:style-name="P4"><text:span text:style-name="T2">I</text:span><text:span text:style-name="T1">n SCRUM zijn er verschillende rollen namelijk de Product Owner oftewel de PO, </text:span><text:span text:style-name="T3">het Development Team en de Scrum Master.</text:span></text:p>
      <text:p text:style-name="P5"><text:span text:style-name="T1">De PO is degene die de wensen van de klant representateert en zorgt ervoor dat de wensen van de klant goed aankomen bij het Development Team en ook goed volgens de richtlijnen wordt ingeleverd. </text:span><text:span text:style-name="T5">Ook maakt de PO de product backlog.</text:span></text:p>
      <text:p text:style-name="P22">Het Development Team is het team wat het product daadwerkelijk maakt aan de hand van de wensen gegeven door de PO. Deze groep bestaat meestal uit drie tot negen leden.</text:p>
      <text:p text:style-name="P6"><text:span text:style-name="T1">De Scrum master houdt het scrum proces nauw in de gaten en zorg er ook voor dat mogelijke afleidingen worden afgehandeld. </text:span><text:span text:style-name="T4">De scrum master helpt ook de PO om de product backlog goed bij te houden zodat het team goede voortgang kan maken.</text:span></text:p>
      <text:p text:style-name="P7"><text:span text:style-name="T4">D</text:span><text:span text:style-name="T1">ia 4:</text:span></text:p>
      <text:p text:style-name="P12">De product backlog is opgesteld door de PO en hier staan alle voorwaarden in waaraan het product zich aan moet voldoen, bijvoorbeeld “Ik moet een fysiek bordspel hebben om op te kunnen spelen”. Voor de rest staat er in de Product Backlog ook nog de prioriteit die het heeft het voorbeeld wat ik hiervoor genoemd had heeft natuurlijk een hoge prioriteit om het product speelbaar te maken. We geven prioriteiten aan doormiddel van MOSCOW dit is een afkorting voor “Must have, Should have, Could have, Won’t have” <text:span text:style-name="T6">waar een Must have in het product moet geimplementeerd worden en waar een “Won’t have” niet geimplementeerd moet worden. Should have is wat het product zou moeten hebben, ze zijn belangrijk maar niet nodig om het product werken te maken. Could have is wat iemand wilt maar totaal niet nodig is.</text:span></text:p>
      <text:p text:style-name="P8"/>
      <text:p text:style-name="P18">Dia 5:</text:p>
      <text:p text:style-name="P13">De sprint backlog is het overzicht van wat er gedaan moet worden tijdens de volgende sprint, deze wordt dus aan het begin van elke nieuwe sprint gemaakt door de Scrum master. Zodra de sprint is begonnen mag er niks meer aan toegevoegd worden behalve door het development team zelf.</text:p>
      <text:p text:style-name="P13">In een sprint backlog staan een aantal user stories om de taak globaal te omschrijven daarna staat er een lijst van concrete taken, om te weten of de taak voldoet aan zijn eisen zijn er acceptatie criteria die er voor zorgen dat het gemaakte product ook echt voldoet aan de eisen van de PO en er staat optioneel ook een prioriteit op van de MoSCoW methode.</text:p>
      <text:p text:style-name="P9">Dia 6:</text:p>
      <text:p text:style-name="P14">Een sprint is gemiddeld een week of 2 waarin het development team alle taken van de sprint backlog probeert af te krijgen. Als dat is gedaan zal er na de 2 weken een product zijn dat technisch gezien op de markt zou kunnen worden gezet.</text:p>
      <text:p text:style-name="P15">Aan het eind van elke sprint is er een sprint review, hierin laat je aan de klant zien wat je in die 2 weken gemaakt hebt en of ze er tevreden mee zijn. <text:span text:style-name="T7">En of er misschien iets moet verbeteren in de volgende sprint.</text:span></text:p>
      <text:p text:style-name="P10">Dia 7:</text:p>
      <text:p text:style-name="P16">De daily scrum is de dagelijkse bijeenkomst om te bespreken hoe het er aan toe gaat met het development team, hierin worden drie vragen gesteld namelijk: </text:p>
      <text:p text:style-name="P16">“Wat heb je gisteren gedaan”</text:p>
      <text:p text:style-name="P16">“Wat ga je vandaag doen”</text:p>
      <text:p text:style-name="P16">“Heb je ergens problemen mee”</text:p>
      <text:p text:style-name="P16">Elk dev teamlid moet deze vragen hebben beantwoord en de daily scrum mag niet langer duren dan 15 minuten.<text:line-break/><text:span text:style-name="T8">Als een lid van het dev team een probleem heeft wordt dit niet besproken in de daily scrum maar apart, er worden geen discussies gevoerd tijdens de daily scrum.</text:span></text:p>
      <text:p text:style-name="P11"/>
      <text:p text:style-name="P19">Dia 8:</text:p>
      <text:p text:style-name="P17">Het “Potentially shippable product” is het product wat eruit komt aan het eind van een sprint als alles van de sprint backlog is afgerond, dit is een product wat potentieel op de markt zou kunnen worden verkocht. Zolang het maar voldoet aan de eisen oftewel de “Definition of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4:10:13.665503669</meta:creation-date>
    <dc:date>2017-10-27T14:57:31.283415386</dc:date>
    <meta:editing-duration>PT34M4S</meta:editing-duration>
    <meta:editing-cycles>16</meta:editing-cycles>
    <meta:generator>LibreOffice/5.4.2.2.0$Linux_X86_64 LibreOffice_project/40m0$Build-2</meta:generator>
    <meta:document-statistic meta:table-count="0" meta:image-count="0" meta:object-count="0" meta:page-count="3" meta:paragraph-count="27" meta:word-count="708" meta:character-count="3961" meta:non-whitespace-character-count="3279"/>
  </office:meta>
</office:document-meta>
</file>